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6.923cm" fo:margin-left="0.09cm" table:align="left"/>
    </style:style>
    <style:style style:name="Tableau1.A" style:family="table-column">
      <style:table-column-properties style:column-width="1.314cm"/>
    </style:style>
    <style:style style:name="Tableau1.B" style:family="table-column">
      <style:table-column-properties style:column-width="1.318cm"/>
    </style:style>
    <style:style style:name="Tableau1.C" style:family="table-column">
      <style:table-column-properties style:column-width="1.392cm"/>
    </style:style>
    <style:style style:name="Tableau1.D" style:family="table-column">
      <style:table-column-properties style:column-width="1.36cm"/>
    </style:style>
    <style:style style:name="Tableau1.E" style:family="table-column">
      <style:table-column-properties style:column-width="1.356cm"/>
    </style:style>
    <style:style style:name="Tableau1.F" style:family="table-column">
      <style:table-column-properties style:column-width="0.34cm"/>
    </style:style>
    <style:style style:name="Tableau1.I" style:family="table-column">
      <style:table-column-properties style:column-width="1.355cm"/>
    </style:style>
    <style:style style:name="Tableau1.J" style:family="table-column">
      <style:table-column-properties style:column-width="0.342cm"/>
    </style:style>
    <style:style style:name="Tableau1.Q" style:family="table-column">
      <style:table-column-properties style:column-width="1.35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P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P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monospace" fo:font-size="10pt" officeooo:rsid="001a787b" officeooo:paragraph-rsid="001a787b" style:font-size-asian="10pt" style:font-size-complex="10pt"/>
    </style:style>
    <style:style style:name="P2" style:family="paragraph" style:parent-style-name="Table_20_Contents">
      <style:text-properties style:font-name="monospace" fo:font-size="10pt" officeooo:rsid="002166e4" officeooo:paragraph-rsid="002166e4" style:font-size-asian="10pt" style:font-size-complex="10pt"/>
    </style:style>
    <style:style style:name="P3" style:family="paragraph" style:parent-style-name="Table_20_Contents">
      <style:text-properties style:font-name="monospace" fo:font-size="10pt" officeooo:rsid="0024952c" officeooo:paragraph-rsid="0035e245" style:font-size-asian="10pt" style:font-size-complex="10pt"/>
    </style:style>
    <style:style style:name="P4" style:family="paragraph" style:parent-style-name="Table_20_Contents">
      <style:text-properties style:font-name="monospace" fo:font-size="10pt" officeooo:rsid="0024952c" officeooo:paragraph-rsid="0024952c" style:font-size-asian="10pt" style:font-size-complex="10pt"/>
    </style:style>
    <style:style style:name="P5" style:family="paragraph" style:parent-style-name="Table_20_Contents">
      <style:text-properties style:font-name="monospace" fo:font-size="10pt" officeooo:rsid="0024952c" officeooo:paragraph-rsid="0036bf88" style:font-size-asian="10pt" style:font-size-complex="10pt"/>
    </style:style>
    <style:style style:name="P6" style:family="paragraph" style:parent-style-name="Table_20_Contents">
      <style:text-properties style:font-name="monospace" fo:font-size="10pt" officeooo:paragraph-rsid="002c55dd" style:font-size-asian="10pt" style:font-size-complex="10pt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Table_20_Contents">
      <style:text-properties fo:font-size="10pt" officeooo:rsid="0014e34a" officeooo:paragraph-rsid="0014e34a" style:font-size-asian="10pt" style:font-size-complex="10pt"/>
    </style:style>
    <style:style style:name="P9" style:family="paragraph" style:parent-style-name="Table_20_Contents">
      <style:text-properties fo:font-size="10pt" officeooo:rsid="0014e34a" officeooo:paragraph-rsid="0015a8e0" style:font-size-asian="10pt" style:font-size-complex="10pt"/>
    </style:style>
    <style:style style:name="P10" style:family="paragraph" style:parent-style-name="Table_20_Contents">
      <style:text-properties fo:font-size="10pt" officeooo:rsid="0014e34a" officeooo:paragraph-rsid="0024952c" style:font-size-asian="10pt" style:font-size-complex="10pt"/>
    </style:style>
    <style:style style:name="P11" style:family="paragraph" style:parent-style-name="Table_20_Contents">
      <style:text-properties fo:font-size="10pt" officeooo:rsid="0014e34a" officeooo:paragraph-rsid="002c55dd" style:font-size-asian="10pt" style:font-size-complex="10pt"/>
    </style:style>
    <style:style style:name="P12" style:family="paragraph" style:parent-style-name="Table_20_Contents">
      <style:text-properties fo:font-size="10pt" officeooo:paragraph-rsid="002c55dd" style:font-size-asian="10pt" style:font-size-complex="10pt"/>
    </style:style>
    <style:style style:name="P13" style:family="paragraph" style:parent-style-name="Table_20_Contents">
      <style:text-properties fo:font-size="10pt" officeooo:rsid="001a787b" officeooo:paragraph-rsid="001a787b" style:font-size-asian="10pt" style:font-size-complex="10pt"/>
    </style:style>
    <style:style style:name="P14" style:family="paragraph" style:parent-style-name="Table_20_Contents">
      <style:text-properties fo:font-size="10pt" officeooo:rsid="001ee903" officeooo:paragraph-rsid="001ee903" style:font-size-asian="10pt" style:font-size-complex="10pt"/>
    </style:style>
    <style:style style:name="P15" style:family="paragraph" style:parent-style-name="Table_20_Contents">
      <style:text-properties fo:font-size="10pt" officeooo:rsid="001ee903" officeooo:paragraph-rsid="00221fd7" style:font-size-asian="10pt" style:font-size-complex="10pt"/>
    </style:style>
    <style:style style:name="P16" style:family="paragraph" style:parent-style-name="Table_20_Contents">
      <style:text-properties fo:font-size="10pt" officeooo:rsid="00289d22" officeooo:paragraph-rsid="00289d22" style:font-size-asian="10pt" style:font-size-complex="10pt"/>
    </style:style>
    <style:style style:name="P17" style:family="paragraph" style:parent-style-name="Table_20_Contents">
      <style:text-properties fo:font-size="10pt" officeooo:rsid="0015a8e0" officeooo:paragraph-rsid="0015a8e0" style:font-size-asian="10pt" style:font-size-complex="10pt"/>
    </style:style>
    <style:style style:name="P18" style:family="paragraph" style:parent-style-name="Table_20_Contents">
      <style:text-properties fo:font-size="10pt" officeooo:rsid="001b5ad1" officeooo:paragraph-rsid="001b5ad1" style:font-size-asian="10pt" style:font-size-complex="10pt"/>
    </style:style>
    <style:style style:name="P19" style:family="paragraph" style:parent-style-name="Table_20_Contents">
      <style:text-properties fo:font-size="10pt" officeooo:rsid="0024952c" officeooo:paragraph-rsid="0036bf88" style:font-size-asian="10pt" style:font-size-complex="10pt"/>
    </style:style>
    <style:style style:name="P20" style:family="paragraph" style:parent-style-name="Table_20_Contents">
      <style:text-properties fo:font-size="10pt" officeooo:rsid="0024952c" officeooo:paragraph-rsid="0024952c" style:font-size-asian="10pt" style:font-size-complex="10pt"/>
    </style:style>
    <style:style style:name="P21" style:family="paragraph" style:parent-style-name="Table_20_Contents">
      <style:text-properties fo:font-size="10pt" officeooo:rsid="0024952c" officeooo:paragraph-rsid="0035e245" style:font-size-asian="10pt" style:font-size-complex="10pt"/>
    </style:style>
    <style:style style:name="P22" style:family="paragraph" style:parent-style-name="Table_20_Contents">
      <style:text-properties fo:font-size="10pt" officeooo:rsid="0024952c" officeooo:paragraph-rsid="0037dc08" style:font-size-asian="10pt" style:font-size-complex="10pt"/>
    </style:style>
    <style:style style:name="P23" style:family="paragraph" style:parent-style-name="Table_20_Contents">
      <style:text-properties fo:font-size="10pt" officeooo:rsid="002166e4" officeooo:paragraph-rsid="002166e4" style:font-size-asian="10pt" style:font-size-complex="10pt"/>
    </style:style>
    <style:style style:name="P24" style:family="paragraph" style:parent-style-name="Table_20_Contents">
      <style:text-properties fo:font-size="10pt" officeooo:rsid="00258ad6" officeooo:paragraph-rsid="00258ad6" style:font-size-asian="10pt" style:font-size-complex="10pt"/>
    </style:style>
    <style:style style:name="P25" style:family="paragraph" style:parent-style-name="Table_20_Contents">
      <style:text-properties fo:font-size="10pt" officeooo:paragraph-rsid="0024952c" style:font-size-asian="10pt" style:font-size-complex="10pt"/>
    </style:style>
    <style:style style:name="P26" style:family="paragraph" style:parent-style-name="Table_20_Contents">
      <style:text-properties fo:color="#000000" style:font-name="monospace" fo:font-size="10pt" officeooo:rsid="0014e34a" officeooo:paragraph-rsid="0014e34a" fo:background-color="#ffffff" style:font-size-asian="10pt" style:font-size-complex="10pt"/>
    </style:style>
    <style:style style:name="P27" style:family="paragraph" style:parent-style-name="Table_20_Contents">
      <style:text-properties fo:color="#54ff54" style:font-name="monospace" fo:font-size="10pt" fo:font-weight="bold" officeooo:rsid="0024952c" officeooo:paragraph-rsid="0036bf88" fo:background-color="#ffffff" style:font-size-asian="10pt" style:font-size-complex="10pt"/>
    </style:style>
    <style:style style:name="P28" style:family="paragraph" style:parent-style-name="Standard">
      <style:text-properties fo:font-size="10pt" officeooo:rsid="002a8633" officeooo:paragraph-rsid="002a8633" style:font-size-asian="10pt" style:font-size-complex="10pt"/>
    </style:style>
    <style:style style:name="P29" style:family="paragraph" style:parent-style-name="Standard">
      <style:text-properties fo:font-size="10pt" officeooo:rsid="0011c8c4" officeooo:paragraph-rsid="0011c8c4" style:font-size-asian="10pt" style:font-size-complex="10pt"/>
    </style:style>
    <style:style style:name="P30" style:family="paragraph" style:parent-style-name="Standard">
      <style:text-properties fo:font-size="10pt" officeooo:rsid="0030bf49" officeooo:paragraph-rsid="0030bf49" style:font-size-asian="10pt" style:font-size-complex="10pt"/>
    </style:style>
    <style:style style:name="P31" style:family="paragraph" style:parent-style-name="Standard">
      <style:text-properties fo:font-size="10pt" officeooo:rsid="0020d426" officeooo:paragraph-rsid="0011c8c4" style:font-size-asian="10pt" style:font-size-complex="10pt"/>
    </style:style>
    <style:style style:name="P32" style:family="paragraph" style:parent-style-name="Standard">
      <style:paragraph-properties fo:text-align="center" style:justify-single-word="false"/>
      <style:text-properties fo:font-size="10pt" fo:font-weight="bold" officeooo:rsid="0030bf49" officeooo:paragraph-rsid="0030bf49" style:font-size-asian="10pt" style:font-weight-asian="bold" style:font-size-complex="10pt" style:font-weight-complex="bold"/>
    </style:style>
    <style:style style:name="P33" style:family="paragraph" style:parent-style-name="Standard">
      <style:text-properties fo:font-size="10pt" officeooo:rsid="003c2553" officeooo:paragraph-rsid="003c2553" style:font-size-asian="10pt" style:font-size-complex="10pt"/>
    </style:style>
    <style:style style:name="P34" style:family="paragraph" style:parent-style-name="Standard">
      <style:text-properties fo:font-size="10pt" officeooo:rsid="002a8633" officeooo:paragraph-rsid="003c2553" style:font-size-asian="10pt" style:font-size-complex="10pt"/>
    </style:style>
    <style:style style:name="T1" style:family="text">
      <style:text-properties officeooo:rsid="00176a77"/>
    </style:style>
    <style:style style:name="T2" style:family="text">
      <style:text-properties officeooo:rsid="00189e23"/>
    </style:style>
    <style:style style:name="T3" style:family="text">
      <style:text-properties officeooo:rsid="00221fd7"/>
    </style:style>
    <style:style style:name="T4" style:family="text">
      <style:text-properties officeooo:rsid="0024952c"/>
    </style:style>
    <style:style style:name="T5" style:family="text">
      <style:text-properties fo:color="#000000" fo:background-color="#ffffff" loext:char-shading-value="0"/>
    </style:style>
    <style:style style:name="T6" style:family="text">
      <style:text-properties fo:color="#000000" fo:font-weight="bold" fo:background-color="#ffffff" loext:char-shading-value="0"/>
    </style:style>
    <style:style style:name="T7" style:family="text">
      <style:text-properties fo:color="#000000" style:font-name="monospace" fo:font-weight="bold" fo:background-color="#ffffff" loext:char-shading-value="0"/>
    </style:style>
    <style:style style:name="T8" style:family="text">
      <style:text-properties fo:color="#000000" style:font-name="monospace" fo:background-color="#ffffff" loext:char-shading-value="0"/>
    </style:style>
    <style:style style:name="T9" style:family="text">
      <style:text-properties fo:color="#54ff54" fo:font-weight="bold" fo:background-color="#ffffff" loext:char-shading-value="0"/>
    </style:style>
    <style:style style:name="T10" style:family="text">
      <style:text-properties fo:color="#54ff54" fo:font-weight="bold" officeooo:rsid="0035e245" fo:background-color="#ffffff" loext:char-shading-value="0"/>
    </style:style>
    <style:style style:name="T11" style:family="text">
      <style:text-properties fo:color="#54ff54" fo:background-color="#ffffff" loext:char-shading-value="0"/>
    </style:style>
    <style:style style:name="T12" style:family="text">
      <style:text-properties fo:color="#54ff54" style:font-name="monospace" fo:font-weight="bold" fo:background-color="#ffffff" loext:char-shading-value="0"/>
    </style:style>
    <style:style style:name="T13" style:family="text">
      <style:text-properties fo:color="#54ff54" style:font-name="monospace" fo:background-color="#ffffff" loext:char-shading-value="0"/>
    </style:style>
    <style:style style:name="T14" style:family="text">
      <style:text-properties fo:color="#5454ff" fo:background-color="#ffffff" loext:char-shading-value="0"/>
    </style:style>
    <style:style style:name="T15" style:family="text">
      <style:text-properties fo:color="#5454ff" style:font-name="monospace" fo:background-color="#ffffff" loext:char-shading-value="0"/>
    </style:style>
    <style:style style:name="T16" style:family="text">
      <style:text-properties style:font-name="monospace"/>
    </style:style>
    <style:style style:name="T17" style:family="text">
      <style:text-properties officeooo:rsid="002fd00a"/>
    </style:style>
    <style:style style:name="T18" style:family="text">
      <style:text-properties officeooo:rsid="0031fda0"/>
    </style:style>
    <style:style style:name="T19" style:family="text">
      <style:text-properties officeooo:rsid="003211a3"/>
    </style:style>
    <style:style style:name="T20" style:family="text">
      <style:text-properties fo:color="#b26818" officeooo:rsid="003a244b" fo:background-color="#ffffff" loext:char-shading-value="0"/>
    </style:style>
    <style:style style:name="T21" style:family="text">
      <style:text-properties officeooo:rsid="0035e245"/>
    </style:style>
    <style:style style:name="T22" style:family="text">
      <style:text-properties officeooo:rsid="0036bf88"/>
    </style:style>
    <style:style style:name="T23" style:family="text">
      <style:text-properties officeooo:rsid="0037dc08"/>
    </style:style>
    <style:style style:name="T24" style:family="text">
      <style:text-properties officeooo:rsid="003c25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node top (e1_P: int) returns (e3, e4, e5, e1, e2, a1nbrFired, a2nbrFired: int);</text:p>
      <text:p text:style-name="P28"/>
      <text:p text:style-name="P28">-------------- Les variables -------------- </text:p>
      <text:p text:style-name="P28"/>
      <text:p text:style-name="P28">var</text:p>
      <text:p text:style-name="P28"/>
      <text:p text:style-name="P28">e3_C, e3_P: int; </text:p>
      <text:p text:style-name="P28">e4_C, e4_P: int; </text:p>
      <text:p text:style-name="P28">e5_C, e5_P: int; </text:p>
      <text:p text:style-name="P28">e1_C : int;</text:p>
      <text:p text:style-name="P28">e2_P : int;</text:p>
      <text:p text:style-name="P28">positiveValues: bool;</text:p>
      <text:p text:style-name="P28">P1 , P2, P3, P4: bool;</text:p>
      <text:p text:style-name="P28"/>
      <text:p text:style-name="P28"/>
      <text:p text:style-name="P28">let</text:p>
      <text:p text:style-name="P28"/>
      <text:p text:style-name="P28">e3 = e3_I -&gt; pre <text:s/>( <text:s/>( e3-e3_C)+ e3_P);</text:p>
      <text:p text:style-name="P28">e4 = e4_I -&gt; pre <text:s/>( <text:s/>( e4-e4_C)+ e4_P);</text:p>
      <text:p text:style-name="P28">e5 = e5_I -&gt; pre <text:s/>( <text:s/>( e5-e5_C)+ e5_P);</text:p>
      <text:p text:style-name="P28"/>
      <text:p text:style-name="P28">e1 = e1_P -&gt; pre <text:s/>( e1-e1_C)+ e1_P ;</text:p>
      <text:p text:style-name="P28"/>
      <text:p text:style-name="P28">e2 = e2_I -&gt; pre (e2+ e2_P);</text:p>
      <text:p text:style-name="P28"/>
      <text:p text:style-name="P28">(e1_C, e3_C, e5_C, e5_P, e4_P, a1nbrFired) = a1(e1, e3, e5);</text:p>
      <text:p text:style-name="P28">(e4_C, e2_P, e3_P, a2nbrFired) = a2(e4);</text:p>
      <text:p text:style-name="P28"/>
      <text:p text:style-name="P28"/>
      <text:p text:style-name="P28">positiveValues = ( e3&gt;= <text:s text:c="2"/>0) </text:p>
      <text:p text:style-name="P28"><text:tab/>and <text:s/>( e4&gt;= <text:s text:c="2"/>0) </text:p>
      <text:p text:style-name="P28"><text:tab/>and <text:s/>( e5&gt;= <text:s text:c="2"/>0) </text:p>
      <text:p text:style-name="P28"><text:tab/>and <text:s/>( e1&gt;= <text:s/>0) </text:p>
      <text:p text:style-name="P28"><text:tab/>and <text:s/>( e2&gt;= <text:s/>0) </text:p>
      <text:p text:style-name="P28"><text:tab/>and <text:s/>( a1nbrFired &gt;= 0) </text:p>
      <text:p text:style-name="P28"><text:tab/>and <text:s/>( a2nbrFired &gt;= 0) ;</text:p>
      <text:p text:style-name="P28"/>
      <text:p text:style-name="P28">assert e1_P&gt;=0 and e1_P&lt;=6;</text:p>
      <text:p text:style-name="P28">P1= true-&gt;(e2_P &lt;=1) and (e2_P=1) =&gt; (pre e2_P=0) ;-- <text:span text:style-name="T24">variable <text:s/></text:span>suivant la durée de a1</text:p>
      <text:p text:style-name="P28">P2= e3&gt;=0;</text:p>
      <text:p text:style-name="P28">P3= true -&gt; (e4_C=0 =&gt; pre e4_P=0) and (e4_C=1 =&gt; pre e4_P=1) ;</text:p>
      <text:p text:style-name="P34">P4= true-&gt; (a1nbrFired=0)=&gt; (e3=0) or (e1=0) or (pre a1nbrFired <text:s/>&gt;0); <text:s/>– <text:span text:style-name="T24">variable </text:span>suivant la durée de a1</text:p>
      <text:p text:style-name="P28"/>
      <text:p text:style-name="P28">--%MAIN;</text:p>
      <text:p text:style-name="P28"/>
      <text:p text:style-name="P28">--%PROPERTY <text:s/>"Ok, all variables are positive " <text:s/>positiveValues;</text:p>
      <text:p text:style-name="P28">--%PROPERTY <text:s/>"P1" <text:s/>P1;</text:p>
      <text:p text:style-name="P28">--%PROPERTY <text:s/>"P2" <text:s/>P2;</text:p>
      <text:p text:style-name="P28">--%PROPERTY <text:s/>"P3" <text:s/>P3;</text:p>
      <text:p text:style-name="P28">--%PROPERTY <text:s/>"P4" <text:s/>P4;</text:p>
      <text:p text:style-name="P28"/>
      <text:p text:style-name="P28">tel;</text:p>
      <text:p text:style-name="P29"><text:bookmark text:name="__DdeLink__481_1329199027"/></text:p>
      <text:p text:style-name="P33">Rq : <text:s/>pour la version mergedcycle_integer.lus on ne verifie que la propriété <text:s/>la propriété P3 il faut enlever le Pre :</text:p>
      <text:p text:style-name="P34">P3= true -&gt; (e4_C=0 =&gt; <text:s text:c="2"/>e4_P=0) and (e4_C=1 =&gt; <text:s text:c="2"/>e4_P=1) ;</text:p>
      <text:p text:style-name="P34"/>
      <text:p text:style-name="P34"/>
      <text:p text:style-name="P34"/>
      <text:p text:style-name="P34"/>
      <text:p text:style-name="P32">simulation<text:span text:style-name="T18">s</text:span> faites sur i7</text:p>
      <text:p text:style-name="P3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E"/>
        <table:table-column table:style-name="Tableau1.F"/>
        <table:table-column table:style-name="Tableau1.I"/>
        <table:table-column table:style-name="Tableau1.J"/>
        <table:table-column table:style-name="Tableau1.E"/>
        <table:table-column table:style-name="Tableau1.F"/>
        <table:table-column table:style-name="Tableau1.E"/>
        <table:table-column table:style-name="Tableau1.F"/>
        <table:table-column table:style-name="Tableau1.E"/>
        <table:table-column table:style-name="Tableau1.F"/>
        <table:table-column table:style-name="Tableau1.Q"/>
        <table:table-row>
          <table:table-cell table:style-name="Tableau1.A1" office:value-type="string">
            <text:p text:style-name="P14"/>
            <text:p text:style-name="P14"><text:soft-page-break/></text:p>
            <text:p text:style-name="P16">copiepipelineM0deadlockfree_allCycles_integerUntimed.lus</text:p>
          </table:table-cell>
          <table:table-cell table:style-name="Tableau1.A1" office:value-type="string">
            <text:p text:style-name="P17"><text:span text:style-name="T3">copie</text:span><text:bookmark-start text:name="__DdeLink__485_1329199027"/><text:bookmark-start text:name="__DdeLink__488_1329199027"/>pi<text:soft-page-break/>pelineM0<text:bookmark-end text:name="__DdeLink__488_1329199027"/>_2_10_3_allCycles_integer.lus<text:bookmark-end text:name="__DdeLink__485_1329199027"/></text:p>
          </table:table-cell>
          <table:table-cell table:style-name="Tableau1.A1" office:value-type="string">
            <text:p text:style-name="P17"><text:span text:style-name="T3">copie</text:span>pi<text:soft-page-break/>pelineM0_2_10_5_allCycles_integer.lus</text:p>
          </table:table-cell>
          <table:table-cell table:style-name="Tableau1.A1" table:number-columns-spanned="2" office:value-type="string">
            <text:p text:style-name="P18"><text:span text:style-name="T3">copie</text:span>pipelineM0<text:soft-page-break/>_3_30_8_allCycles_integer.lus</text:p>
          </table:table-cell>
          <table:covered-table-cell/>
          <table:table-cell table:style-name="Tableau1.A1" table:number-columns-spanned="2" office:value-type="string">
            <text:p text:style-name="P19"><text:span text:style-name="T19">copie</text:span>pipel<text:soft-page-break/>ineM0_3_<text:span text:style-name="T22">100</text:span>_1_allCycles_integer.lus</text:p>
          </table:table-cell>
          <table:covered-table-cell/>
          <table:table-cell table:style-name="Tableau1.A1" table:number-columns-spanned="2" office:value-type="string">
            <text:p text:style-name="P19"><text:span text:style-name="T19">copie</text:span>pipel<text:soft-page-break/>ineM0_3_<text:span text:style-name="T22">100</text:span>_1_<text:span text:style-name="T22">merged</text:span>Cycles_integer.lus</text:p>
          </table:table-cell>
          <table:covered-table-cell/>
          <table:table-cell table:style-name="Tableau1.A1" table:number-columns-spanned="2" office:value-type="string">
            <text:p text:style-name="P20"><text:span text:style-name="T19">copie</text:span>pipel<text:soft-page-break/>ineM0_3_<text:span text:style-name="T19">400</text:span>_1_allCycles_integer.lus</text:p>
          </table:table-cell>
          <table:covered-table-cell/>
          <table:table-cell table:style-name="Tableau1.A1" table:number-columns-spanned="2" office:value-type="string">
            <text:p text:style-name="P22"><text:span text:style-name="T19">copie</text:span>pipel<text:soft-page-break/>ineM0_3_<text:span text:style-name="T19">400</text:span>_1_<text:span text:style-name="T23">merged</text:span>Cycles_integer.lus</text:p>
          </table:table-cell>
          <table:covered-table-cell/>
          <table:table-cell table:style-name="Tableau1.A1" table:number-columns-spanned="2" office:value-type="string">
            <text:p text:style-name="P20"/>
          </table:table-cell>
          <table:covered-table-cell/>
          <table:table-cell table:style-name="Tableau1.P1" table:number-columns-spanned="2" office:value-type="string">
            <text:p text:style-name="P20"><text:span text:style-name="T19">copie</text:span>pipel<text:soft-page-break/>ineM0_3_5000_1_mergedCycles_integer.lus</text:p>
          </table:table-cell>
          <table:covered-table-cell/>
        </table:table-row>
        <table:table-row>
          <table:table-cell table:style-name="Tableau1.A2" office:value-type="string">
            <text:p text:style-name="P15">Deadlock free</text:p>
            <text:p text:style-name="P23"/>
            <text:p text:style-name="P2"><text:span text:style-name="T5">0.094s.</text:span><text:line-break/></text:p>
          </table:table-cell>
          <table:table-cell table:style-name="Tableau1.A2" office:value-type="string">
            <text:p text:style-name="P8">Di&lt;=6, W=12, Delta=2, k=3</text:p>
            <text:p text:style-name="P8"/>
            <text:p text:style-name="P8"/>
            <text:p text:style-name="P26"/>
            <text:p text:style-name="P8"><text:span text:style-name="T7">&lt;</text:span><text:span text:style-name="T12">Success</text:span><text:span text:style-name="T7">&gt;</text:span><text:span text:style-name="T8"> Property </text:span><text:span text:style-name="T15">P2</text:span><text:span text:style-name="T8"> is valid by one state invariant generator (bool) after 0.403s. <text:line-break/><text:line-break/></text:span><text:span text:style-name="T7">&lt;</text:span><text:span text:style-name="T12">Success</text:span><text:span text:style-name="T7">&gt;</text:span><text:span text:style-name="T8"> Property </text:span><text:span text:style-name="T15">Ok, all variables are positive </text:span><text:span text:style-name="T8"> is valid by one state invariant generator (bool) after 0.415s. <text:line-break/></text:span><text:soft-page-break/><text:span text:style-name="T8"><text:line-break/></text:span><text:span text:style-name="T7">&lt;</text:span><text:span text:style-name="T12">Success</text:span><text:span text:style-name="T7">&gt;</text:span><text:span text:style-name="T8"> Property </text:span><text:span text:style-name="T15">P4</text:span><text:span text:style-name="T8"> is valid by 2-induction after 1.428s. <text:line-break/><text:line-break/></text:span><text:span text:style-name="T7">&lt;</text:span><text:span text:style-name="T12">Success</text:span><text:span text:style-name="T7">&gt;</text:span><text:span text:style-name="T8"> Property </text:span><text:span text:style-name="T15">P3</text:span><text:span text:style-name="T8"> is valid by 2-induction after 1.428s. <text:line-break/><text:line-break/></text:span><text:span text:style-name="T7">&lt;</text:span><text:span text:style-name="T12">Success</text:span><text:span text:style-name="T7">&gt;</text:span><text:span text:style-name="T8"> Property </text:span><text:span text:style-name="T15">P1</text:span><text:span text:style-name="T8"> is valid by inductive step after 1.438s. <text:line-break/><text:line-break/><text:line-break/></text:span><text:span text:style-name="T15">P4</text:span><text:span text:style-name="T8">: </text:span><text:span text:style-name="T13">valid (at 19)</text:span><text:span text:style-name="T8"> <text:line-break/></text:span><text:span text:style-name="T15">P3</text:span><text:span text:style-name="T8">: </text:span><text:span text:style-name="T13">valid (at 19)</text:span><text:span text:style-name="T8"> <text:line-break/></text:span><text:span text:style-name="T15">P2</text:span><text:span text:style-name="T8">: </text:span><text:span text:style-name="T13">valid (at 1)</text:span><text:span text:style-name="T8"> <text:line-break/></text:span><text:span text:style-name="T15">P1</text:span><text:span text:style-name="T8">: </text:span><text:span text:style-name="T13">valid (at 19)</text:span><text:span text:style-name="T8"> <text:line-break/></text:span><text:span text:style-name="T15">Ok, all variables </text:span><text:soft-page-break/><text:span text:style-name="T15">are positive </text:span><text:span text:style-name="T8">: </text:span><text:span text:style-name="T13">valid (at 1)</text:span><text:span text:style-name="T8"><text:line-break/><text:line-break/></text:span><text:span text:style-name="T16"><text:line-break/><text:line-break/></text:span><text:span text:style-name="T8"> </text:span><text:span text:style-name="T16"><text:line-break/><text:line-break/> </text:span></text:p>
          </table:table-cell>
          <table:table-cell table:style-name="Tableau1.A2" office:value-type="string">
            <text:p text:style-name="P11"><text:s/>Di&lt;=6, W=12, Delta=2, k=5</text:p>
            <text:p text:style-name="P12"/>
            <text:p text:style-name="P12"><text:span text:style-name="T12">Success</text:span><text:span text:style-name="T7">&gt;</text:span><text:span text:style-name="T8"> Property </text:span><text:span text:style-name="T15">P2</text:span><text:span text:style-name="T8"> is valid by one state invariant generator (bool) after 0.381s. </text:span><text:span text:style-name="T16"><text:line-break/><text:line-break/></text:span><text:span text:style-name="T7">&lt;</text:span><text:span text:style-name="T12">Success</text:span><text:span text:style-name="T7">&gt;</text:span><text:span text:style-name="T8"> Property </text:span><text:span text:style-name="T15">Ok, all variables are positive </text:span><text:span text:style-name="T8"> is valid by one state invariant generator (bool) after 0.381s. </text:span><text:span text:style-name="T16"><text:line-break/><text:line-break/></text:span><text:span text:style-name="T7">&lt;</text:span><text:span text:style-name="T12">Succ</text:span><text:soft-page-break/><text:span text:style-name="T12">ess</text:span><text:span text:style-name="T7">&gt;</text:span><text:span text:style-name="T8"> Property </text:span><text:span text:style-name="T15">P4</text:span><text:span text:style-name="T8"> is valid by 2-induction after 1.130s. </text:span><text:span text:style-name="T16"><text:line-break/><text:line-break/></text:span><text:span text:style-name="T7">&lt;</text:span><text:span text:style-name="T12">Success</text:span><text:span text:style-name="T7">&gt;</text:span><text:span text:style-name="T8"> Property </text:span><text:span text:style-name="T15">P3</text:span><text:span text:style-name="T8"> is valid by 2-induction after 1.130s. </text:span><text:span text:style-name="T16"><text:line-break/><text:line-break/></text:span><text:span text:style-name="T7">&lt;</text:span><text:span text:style-name="T12">Success</text:span><text:span text:style-name="T7">&gt;</text:span><text:span text:style-name="T8"> Property </text:span><text:span text:style-name="T15">P1</text:span><text:span text:style-name="T8"> is valid by inductive step after 1.211s. </text:span><text:span text:style-name="T16"><text:line-break/><text:line-break/></text:span></text:p>
            <text:p text:style-name="P6"/>
            <text:p text:style-name="P6"/>
            <text:p text:style-name="P12"><text:span text:style-name="T16"><text:line-break/></text:span><text:span text:style-name="T15">P4</text:span><text:span text:style-name="T8">: </text:span><text:span text:style-name="T13">valid (at 2)</text:span><text:span text:style-name="T8"> </text:span><text:span text:style-name="T16"><text:line-break/></text:span><text:span text:style-name="T15">P3</text:span><text:span text:style-name="T8">: </text:span><text:span text:style-name="T13">valid (at 2)</text:span><text:span text:style-name="T8"> </text:span><text:span text:style-name="T16"><text:line-break/></text:span><text:span text:style-name="T15">P2</text:span><text:span text:style-name="T8">: </text:span><text:span text:style-name="T13">valid (at 1)</text:span><text:span text:style-name="T8"> </text:span><text:span text:style-name="T16"><text:line-break/></text:span><text:span text:style-name="T15">P1</text:span><text:span text:style-name="T8">: </text:span><text:span text:style-name="T13">valid (at 17)</text:span><text:span text:style-name="T8"> </text:span><text:span text:style-name="T16"><text:line-break/></text:span><text:span text:style-name="T15">Ok, all varia</text:span><text:soft-page-break/><text:span text:style-name="T15">bles are positive </text:span><text:span text:style-name="T8">: </text:span><text:span text:style-name="T13">valid (at 1)</text:span><text:span text:style-name="T16"><text:line-break/><text:line-break/></text:span></text:p>
          </table:table-cell>
          <table:table-cell table:style-name="Tableau1.A2" office:value-type="string">
            <text:p text:style-name="P9">Di&lt;=6, W=<text:span text:style-name="T1">30</text:span>, Delta=<text:span text:style-name="T1">3</text:span>, k=<text:span text:style-name="T1">8</text:span></text:p>
            <text:p text:style-name="P9"/>
            <text:p text:style-name="P13"><text:s text:c="2"/></text:p>
            <text:p text:style-name="P13"><text:span text:style-name="T12">Success</text:span><text:span text:style-name="T7">&gt;</text:span><text:span text:style-name="T8"> Property </text:span><text:span text:style-name="T15">Ok, all variables are positive </text:span><text:span text:style-name="T8"> is valid by one state invariant generator (bool) after 0.916s. </text:span><text:span text:style-name="T16"><text:line-break/><text:line-break/></text:span><text:span text:style-name="T7">&lt;</text:span><text:span text:style-name="T12">Success</text:span><text:span text:style-name="T7">&gt;</text:span><text:span text:style-name="T8"> Property </text:span><text:span text:style-name="T15">P2</text:span><text:span text:style-name="T8"> is valid by one state invariant generator (bool) after 0.916s. </text:span><text:span text:style-name="T16"><text:line-break/><text:line-break/></text:span><text:soft-page-break/><text:span text:style-name="T7">&lt;</text:span><text:span text:style-name="T12">Success</text:span><text:span text:style-name="T7">&gt;</text:span><text:span text:style-name="T8"> Property </text:span><text:span text:style-name="T15">P4</text:span><text:span text:style-name="T8"> is valid by 2-induction after 4.501s. </text:span><text:span text:style-name="T16"><text:line-break/><text:line-break/></text:span><text:span text:style-name="T7">&lt;</text:span><text:span text:style-name="T12">Success</text:span><text:span text:style-name="T7">&gt;</text:span><text:span text:style-name="T8"> Property </text:span><text:span text:style-name="T15">P3</text:span><text:span text:style-name="T8"> is valid by one state invariant generator (bool) after 5.431s. </text:span><text:span text:style-name="T16"><text:line-break/><text:line-break/></text:span><text:span text:style-name="T7">&lt;</text:span><text:span text:style-name="T12">Success</text:span><text:span text:style-name="T7">&gt;</text:span><text:span text:style-name="T8"> Property </text:span><text:span text:style-name="T15">P1</text:span><text:span text:style-name="T8"> is valid by inductive step after 5.716s. </text:span><text:span text:style-name="T16"><text:line-break/><text:line-break/><text:line-break/></text:span><text:span text:style-name="T15">P4</text:span><text:span text:style-name="T8">: </text:span><text:span text:style-name="T13">valid (at 2)</text:span><text:span text:style-name="T8"> </text:span><text:span text:style-name="T16"><text:line-break/></text:span><text:span text:style-name="T15">P3</text:span><text:span text:style-name="T8">: </text:span><text:span text:style-name="T13">valid (at 4)</text:span><text:span text:style-name="T8"> </text:span><text:span text:style-name="T16"><text:line-break/></text:span><text:span text:style-name="T15">P2</text:span><text:span text:style-name="T8">: </text:span><text:span text:style-name="T13">valid (at 1)</text:span><text:span text:style-name="T8"> </text:span><text:span text:style-name="T16"><text:line-break/></text:span><text:span text:style-name="T15">P1</text:span><text:span text:style-name="T8">: </text:span><text:span text:style-name="T13">valid (at </text:span><text:soft-page-break/><text:span text:style-name="T13">31)</text:span><text:span text:style-name="T8"> </text:span><text:span text:style-name="T16"><text:line-break/></text:span><text:span text:style-name="T15">Ok, all variables are positive </text:span><text:span text:style-name="T8">: </text:span><text:span text:style-name="T13">valid (at 1)</text:span><text:span text:style-name="T16"><text:line-break/><text:line-break/></text:span> </text:p>
            <text:p text:style-name="P13"/>
          </table:table-cell>
          <table:table-cell table:style-name="Tableau1.A2" office:value-type="string">
            <text:p text:style-name="P9">Di&lt;=<text:span text:style-name="T2">20</text:span>, W=<text:span text:style-name="T1">30</text:span>, Delta=<text:span text:style-name="T1">3</text:span>, k=<text:span text:style-name="T1">8</text:span></text:p>
            <text:p text:style-name="P9"/>
            <text:p text:style-name="P1"><text:span text:style-name="T9">Success</text:span><text:span text:style-name="T6">&gt;</text:span><text:span text:style-name="T5"> Property </text:span><text:span text:style-name="T14">Ok, all variables are positive </text:span><text:span text:style-name="T5"> is valid by one state invariant generator (bool) after 0.925s. </text:span><text:line-break/><text:line-break/><text:span text:style-name="T6">&lt;</text:span><text:span text:style-name="T9">Success</text:span><text:span text:style-name="T6">&gt;</text:span><text:span text:style-name="T5"> Property </text:span><text:span text:style-name="T14">P2</text:span><text:span text:style-name="T5"> is valid by one state invariant generator (bool) after 0.925s. </text:span><text:line-break/><text:line-break/><text:span text:style-name="T6">&lt;</text:span><text:span text:style-name="T9">Succ</text:span><text:soft-page-break/><text:span text:style-name="T9">ess</text:span><text:span text:style-name="T6">&gt;</text:span><text:span text:style-name="T5"> Property </text:span><text:span text:style-name="T14">P4</text:span><text:span text:style-name="T5"> is valid by 2-induction after 3.885s. </text:span><text:line-break/><text:line-break/><text:span text:style-name="T6">&lt;</text:span><text:span text:style-name="T9">Success</text:span><text:span text:style-name="T6">&gt;</text:span><text:span text:style-name="T5"> Property </text:span><text:span text:style-name="T14">P3</text:span><text:span text:style-name="T5"> is valid by one state invariant generator (bool) after 5.650s. </text:span><text:line-break/><text:line-break/><text:span text:style-name="T6">&lt;</text:span><text:span text:style-name="T9">Success</text:span><text:span text:style-name="T6">&gt;</text:span><text:span text:style-name="T5"> Property </text:span><text:span text:style-name="T14">P1</text:span><text:span text:style-name="T5"> is valid by inductive step after 7.656s. </text:span><text:line-break/><text:line-break/> <text:line-break/><text:span text:style-name="T14">P4</text:span><text:span text:style-name="T5">: </text:span><text:span text:style-name="T11">valid (at 2)</text:span><text:span text:style-name="T5"> </text:span><text:line-break/><text:span text:style-name="T14">P3</text:span><text:span text:style-name="T5">: </text:span><text:span text:style-name="T11">valid (at 4)</text:span><text:span text:style-name="T5"> </text:span><text:line-break/><text:span text:style-name="T14">P2</text:span><text:span text:style-name="T5">: </text:span><text:span text:style-name="T11">valid (at 2)</text:span><text:span text:style-name="T5"> </text:span><text:line-break/><text:span text:style-name="T14">P1</text:span><text:span text:style-name="T5">: </text:span><text:span text:style-name="T11">valid (at 32)</text:span><text:span text:style-name="T5"> </text:span><text:line-break/><text:soft-page-break/><text:span text:style-name="T14">Ok, all variables are positive </text:span><text:span text:style-name="T5">: </text:span><text:span text:style-name="T11">valid (at 2)</text:span><text:line-break/></text:p>
            <text:p text:style-name="P13"><text:s/></text:p>
          </table:table-cell>
          <table:table-cell table:style-name="Tableau1.A2" table:number-columns-spanned="2" office:value-type="string">
            <text:p text:style-name="P21"><text:bookmark-start text:name="__DdeLink__1372_941384388"/>Di&gt;=0, W=<text:span text:style-name="T21">100</text:span> Delta=3, k=1<text:bookmark-end text:name="__DdeLink__1372_941384388"/></text:p>
            <text:p text:style-name="P21"/>
            <text:p text:style-name="P3"><text:span text:style-name="T9">Success</text:span><text:span text:style-name="T6">&gt;</text:span><text:span text:style-name="T5"> Property </text:span><text:span text:style-name="T14">Ok, all variables are positive </text:span><text:span text:style-name="T5"> is valid by one state invariant generator (bool) after 8.049s. </text:span><text:line-break/><text:line-break/><text:span text:style-name="T6">&lt;</text:span><text:span text:style-name="T9">Success</text:span><text:span text:style-name="T6">&gt;</text:span><text:span text:style-name="T5"> Property </text:span><text:span text:style-name="T14">P3 </text:span><text:span text:style-name="T5"> is valid by property directed reachability after 42.736s. </text:span><text:line-break/><text:line-break/><text:line-break/><text:span text:style-name="T14">P3 </text:span><text:span text:style-name="T5">: </text:span><text:span text:style-name="T11">valid (at 1)</text:span><text:span text:style-name="T5"> </text:span><text:line-break/><text:span text:style-name="T14">Ok, all variables are positiv</text:span><text:soft-page-break/><text:span text:style-name="T14">e </text:span><text:span text:style-name="T5">: </text:span><text:span text:style-name="T11">valid (at 1)</text:span><text:line-break/><text:line-break/></text:p>
            <text:p text:style-name="P21"/>
          </table:table-cell>
          <table:covered-table-cell/>
          <table:table-cell table:style-name="Tableau1.A2" table:number-columns-spanned="2" office:value-type="string">
            <text:p text:style-name="P5"><text:span text:style-name="T9">Di&gt;=0, W=</text:span><text:span text:style-name="T10">100</text:span><text:span text:style-name="T9"> Delta=3, k=1</text:span></text:p>
            <text:p text:style-name="P27"/>
            <text:p text:style-name="P4"><text:span text:style-name="T9">Success</text:span><text:span text:style-name="T6">&gt;</text:span><text:span text:style-name="T5"> Property </text:span><text:span text:style-name="T14">Ok, all variables are positive </text:span><text:span text:style-name="T5"> is valid by one state invariant generator (bool) after 0.438s. </text:span><text:line-break/><text:line-break/><text:span text:style-name="T6">&lt;</text:span><text:span text:style-name="T9">Success</text:span><text:span text:style-name="T6">&gt;</text:span><text:span text:style-name="T5"> Property </text:span><text:span text:style-name="T14">P3 </text:span><text:span text:style-name="T5"> is valid by 2-induction after 1.385s. </text:span>----------<text:line-break/><text:span text:style-name="T14">P3 </text:span><text:span text:style-name="T5">: </text:span><text:span text:style-name="T11">valid (at 2)</text:span><text:span text:style-name="T5"> </text:span><text:line-break/><text:span text:style-name="T14">Ok, all variables are positive </text:span><text:span text:style-name="T5">: </text:span><text:span text:style-name="T11">valid (at 1)</text:span><text:line-break/><text:line-break/></text:p>
          </table:table-cell>
          <table:covered-table-cell/>
          <table:table-cell table:style-name="Tableau1.A2" table:number-columns-spanned="2" office:value-type="string">
            <text:p text:style-name="P20">Di&gt;=0, W=<text:span text:style-name="T17">400</text:span> Delta=3, k=1</text:p>
            <text:p text:style-name="P20"><text:s/></text:p>
            <text:p text:style-name="P20"/>
            <text:p text:style-name="P24"><text:s/></text:p>
            <text:p text:style-name="P4"><text:span text:style-name="T6">&lt;</text:span><text:span text:style-name="T9">Success</text:span><text:span text:style-name="T6">&gt;</text:span><text:span text:style-name="T5"> Property </text:span><text:span text:style-name="T14">Ok, all variables are positive </text:span><text:span text:style-name="T5"> is valid by one state invariant generator (bool) after 175.149s.</text:span><text:line-break/></text:p>
            <text:p text:style-name="P4"><text:span text:style-name="T14">P3 </text:span><text:span text:style-name="T5">: </text:span><text:span text:style-name="T20">1360 s.</text:span><text:line-break/><text:line-break/></text:p>
          </table:table-cell>
          <table:covered-table-cell/>
          <table:table-cell table:style-name="Tableau1.A2" table:number-columns-spanned="2" office:value-type="string">
            <text:p text:style-name="P22">Di&gt;=0, W=<text:span text:style-name="T17">400</text:span> Delta=3, k=1</text:p>
            <text:p text:style-name="P22"><text:s/></text:p>
            <text:p text:style-name="P20"/>
            <text:p text:style-name="P4"><text:span text:style-name="T6">&lt;</text:span><text:span text:style-name="T9">Success</text:span><text:span text:style-name="T6">&gt;</text:span><text:span text:style-name="T5"> Property </text:span><text:span text:style-name="T14">Ok, all variables are positive </text:span><text:span text:style-name="T5"> is valid by one state invariant generator (bool) after 0.436s. </text:span><text:line-break/><text:line-break/><text:span text:style-name="T6">&lt;</text:span><text:span text:style-name="T9">Success</text:span><text:span text:style-name="T6">&gt;</text:span><text:span text:style-name="T5"> Property </text:span><text:span text:style-name="T14">P3 </text:span><text:span text:style-name="T5"> is valid by 2-induction after 0.806s. </text:span><text:line-break/><text:span text:style-name="T5"> <text:s/></text:span><text:line-break/><text:span text:style-name="T14">P3 </text:span><text:span text:style-name="T5">: </text:span><text:span text:style-name="T11">valid (at 2)</text:span><text:span text:style-name="T5"> </text:span><text:line-break/><text:span text:style-name="T14">Ok, all variables are positive </text:span><text:span text:style-name="T5">: </text:span><text:span text:style-name="T11">valid (at 1)</text:span><text:line-break/><text:line-break/><text:soft-page-break/></text:p>
          </table:table-cell>
          <table:covered-table-cell/>
          <table:table-cell table:style-name="Tableau1.A2" table:number-columns-spanned="2" office:value-type="string">
            <text:p text:style-name="P20"/>
          </table:table-cell>
          <table:covered-table-cell/>
          <table:table-cell table:style-name="Tableau1.P2" table:number-columns-spanned="2" office:value-type="string">
            <text:p text:style-name="P10"><text:span text:style-name="T4">D</text:span>i<text:span text:style-name="T4">&gt;=0</text:span>, W=<text:span text:style-name="T4">5000</text:span> Delta=<text:span text:style-name="T1">3</text:span>, k=<text:span text:style-name="T4">1</text:span></text:p>
            <text:p text:style-name="P20"><text:s text:c="3"/></text:p>
            <text:p text:style-name="P20"/>
            <text:p text:style-name="P25"><text:span text:style-name="T4"><text:s/></text:span><text:span text:style-name="T7">&lt;</text:span><text:span text:style-name="T12">Success</text:span><text:span text:style-name="T7">&gt;</text:span><text:span text:style-name="T8"> Property </text:span><text:span text:style-name="T15">Ok, all variables are positive </text:span><text:span text:style-name="T8"> is valid by one state invariant generator (bool) after 0.388s. </text:span><text:span text:style-name="T16"><text:line-break/><text:line-break/></text:span><text:span text:style-name="T7">&lt;</text:span><text:span text:style-name="T12">Success</text:span><text:span text:style-name="T7">&gt;</text:span><text:span text:style-name="T8"> Property </text:span><text:span text:style-name="T15">P3 </text:span><text:span text:style-name="T8"> is valid by 2-induction after 0.707s. </text:span><text:span text:style-name="T16"><text:line-break/><text:line-break/>-<text:line-break/></text:span><text:span text:style-name="T15">P3 </text:span><text:span text:style-name="T8">: </text:span><text:span text:style-name="T13">valid (at 2)</text:span><text:span text:style-name="T8"> </text:span><text:span text:style-name="T16"><text:line-break/></text:span><text:span text:style-name="T15">Ok, all variables are positive </text:span><text:span text:style-name="T8">: </text:span><text:span text:style-name="T13">valid </text:span><text:soft-page-break/><text:span text:style-name="T13">(at 1)</text:span><text:span text:style-name="T16"><text:line-break/><text:line-break/></text:span></text:p>
          </table:table-cell>
          <table:covered-table-cell/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P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P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P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P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P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A2" table:number-columns-spanned="2" office:value-type="string">
            <text:p text:style-name="P7"/>
          </table:table-cell>
          <table:covered-table-cell/>
          <table:table-cell table:style-name="Tableau1.P2" office:value-type="string">
            <text:p text:style-name="P7"/>
          </table:table-cell>
        </table:table-row>
      </table:table>
      <text:p text:style-name="P29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16:29:15.940215022</meta:creation-date>
    <dc:date>2020-06-01T20:50:01.539251608</dc:date>
    <meta:editing-duration>PT18H46M46S</meta:editing-duration>
    <meta:editing-cycles>24</meta:editing-cycles>
    <meta:generator>LibreOffice/5.1.6.2$Linux_X86_64 LibreOffice_project/10m0$Build-2</meta:generator>
    <meta:document-statistic meta:table-count="1" meta:image-count="0" meta:object-count="0" meta:page-count="4" meta:paragraph-count="77" meta:word-count="820" meta:character-count="5263" meta:non-whitespace-character-count="4330"/>
  </office:meta>
</office:document-meta>
</file>